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  <style:font-face style:name="UD Digi Kyokasho N-R1" svg:font-family="'UD Digi Kyokasho N-R'" style:font-family-generic="roman" style:font-pitch="fixed"/>
  </office:font-face-decls>
  <office:automatic-styles>
    <style:style style:name="Table1" style:family="table">
      <style:table-properties style:width="7.3396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5847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0.8736in"/>
    </style:style>
    <style:style style:name="Table1.E" style:family="table-column">
      <style:table-column-properties style:column-width="0.8174in"/>
    </style:style>
    <style:style style:name="Table1.F" style:family="table-column">
      <style:table-column-properties style:column-width="0.809in"/>
    </style:style>
    <style:style style:name="Table1.I" style:family="table-column">
      <style:table-column-properties style:column-width="0.8813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I1" style:family="table-cell">
      <style:table-cell-properties fo:padding="0.0201in" fo:border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I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9" style:family="table-row">
      <style:table-row-properties style:min-row-height="0.1in"/>
    </style:style>
    <style:style style:name="Table1.32" style:family="table-row">
      <style:table-row-properties style:min-row-height="0.316in"/>
    </style:style>
    <style:style style:name="Table1.74" style:family="table-row">
      <style:table-row-properties style:min-row-height="0.3125in"/>
    </style:style>
    <style:style style:name="P1" style:family="paragraph" style:parent-style-name="Standard">
      <style:text-properties style:font-name="UD Digi Kyokasho N-R" fo:font-size="12pt" style:font-name-asian="UD Digi Kyokasho N-R" style:font-size-asian="12pt" style:font-size-complex="12pt"/>
    </style:style>
    <style:style style:name="P2" style:family="paragraph" style:parent-style-name="Standard">
      <style:text-properties style:font-name="UD Digi Kyokasho N-R" fo:font-size="12pt" officeooo:rsid="001b69de" officeooo:paragraph-rsid="001b69de" style:font-name-asian="UD Digi Kyokasho N-R" style:font-size-asian="12pt" style:font-size-complex="12pt"/>
    </style:style>
    <style:style style:name="P3" style:family="paragraph" style:parent-style-name="Table_20_Contents">
      <style:text-properties style:font-name="UD Digi Kyokasho N-R" fo:font-size="12pt" style:font-name-asian="UD Digi Kyokasho N-R" style:font-size-asian="12pt" style:font-size-complex="12pt"/>
    </style:style>
    <style:style style:name="P4" style:family="paragraph" style:parent-style-name="Table_20_Contents">
      <style:text-properties style:font-name="UD Digi Kyokasho N-R" fo:font-size="12pt" officeooo:rsid="00097277" officeooo:paragraph-rsid="00097277" style:font-name-asian="UD Digi Kyokasho N-R" style:font-size-asian="12pt" style:font-size-complex="12pt"/>
    </style:style>
    <style:style style:name="P5" style:family="paragraph" style:parent-style-name="Table_20_Contents">
      <style:text-properties style:font-name="UD Digi Kyokasho N-R" fo:font-size="12pt" officeooo:rsid="005c3001" officeooo:paragraph-rsid="005c3001" style:font-name-asian="UD Digi Kyokasho N-R" style:font-size-asian="12pt" style:language-asian="ja" style:country-asian="JP" style:font-size-complex="12pt"/>
    </style:style>
    <style:style style:name="P6" style:family="paragraph" style:parent-style-name="Table_20_Contents">
      <style:text-properties style:font-name="UD Digi Kyokasho N-R" fo:font-size="12pt" officeooo:rsid="005ef508" officeooo:paragraph-rsid="005ef508" style:font-name-asian="UD Digi Kyokasho N-R" style:font-size-asian="12pt" style:language-asian="ja" style:country-asian="JP" style:font-size-complex="12pt"/>
    </style:style>
    <style:style style:name="P7" style:family="paragraph" style:parent-style-name="Heading_20_1">
      <style:text-properties style:font-name="UD Digi Kyokasho N-R" fo:font-size="20pt" fo:font-weight="normal" style:font-name-asian="UD Digi Kyokasho N-R" style:font-size-asian="20pt" style:font-weight-asian="normal" style:font-size-complex="20pt" style:font-weight-complex="normal"/>
    </style:style>
    <style:style style:name="P8" style:family="paragraph" style:parent-style-name="Heading_20_1">
      <style:text-properties style:font-name="UD Digi Kyokasho N-R" fo:font-size="20pt" fo:font-weight="normal" style:font-name-asian="UD Digi Kyokasho N-R1" style:font-size-asian="20pt" style:font-weight-asian="normal" style:font-size-complex="20pt" style:font-weight-complex="normal"/>
    </style:style>
    <style:style style:name="P9" style:family="paragraph" style:parent-style-name="Table_20_Contents">
      <style:text-properties style:font-name="UD Digi Kyokasho N-R" fo:font-size="20pt" style:font-name-asian="UD Digi Kyokasho N-R" style:font-size-asian="20pt" style:font-size-complex="20pt"/>
    </style:style>
    <style:style style:name="P10" style:family="paragraph" style:parent-style-name="Table_20_Contents">
      <style:text-properties style:font-name="UD Digi Kyokasho N-R" fo:font-size="20pt" officeooo:paragraph-rsid="001fe172" style:font-name-asian="UD Digi Kyokasho N-R" style:font-size-asian="20pt" style:font-size-complex="20pt"/>
    </style:style>
    <style:style style:name="P11" style:family="paragraph" style:parent-style-name="Table_20_Contents">
      <style:text-properties style:font-name="UD Digi Kyokasho N-R" fo:font-size="20pt" officeooo:paragraph-rsid="0024f692" style:font-name-asian="UD Digi Kyokasho N-R" style:font-size-asian="20pt" style:font-size-complex="20pt"/>
    </style:style>
    <style:style style:name="P12" style:family="paragraph" style:parent-style-name="Table_20_Contents">
      <style:text-properties style:font-name="UD Digi Kyokasho N-R" fo:font-size="20pt" officeooo:paragraph-rsid="00446957" style:font-name-asian="UD Digi Kyokasho N-R" style:font-size-asian="20pt" style:font-size-complex="20pt"/>
    </style:style>
    <style:style style:name="P13" style:family="paragraph" style:parent-style-name="Table_20_Contents">
      <style:text-properties style:font-name="UD Digi Kyokasho N-R" fo:font-size="20pt" officeooo:paragraph-rsid="0037a4e7" style:font-name-asian="UD Digi Kyokasho N-R" style:font-size-asian="17.5pt" style:font-size-complex="20pt"/>
    </style:style>
    <style:style style:name="P14" style:family="paragraph" style:parent-style-name="Table_20_Contents">
      <style:text-properties style:font-name="UD Digi Kyokasho N-R" fo:font-size="20pt" style:font-name-asian="UD Digi Kyokasho N-R1" style:font-size-asian="20pt" style:font-size-complex="20pt"/>
    </style:style>
    <style:style style:name="P15" style:family="paragraph" style:parent-style-name="Table_20_Contents">
      <style:text-properties fo:font-variant="normal" fo:text-transform="none" style:font-name="UD Digi Kyokasho N-R" fo:font-size="20pt" style:font-name-asian="UD Digi Kyokasho N-R" style:font-size-asian="20pt" style:language-asian="zh" style:country-asian="CN" style:font-style-asian="normal" style:font-size-complex="20pt"/>
    </style:style>
    <style:style style:name="P16" style:family="paragraph" style:parent-style-name="Table_20_Contents">
      <style:text-properties fo:font-variant="normal" fo:text-transform="none" style:font-name="UD Digi Kyokasho N-R" fo:font-size="20pt" officeooo:paragraph-rsid="000ea11f" style:font-name-asian="UD Digi Kyokasho N-R" style:font-size-asian="20pt" style:language-asian="zh" style:country-asian="CN" style:font-style-asian="normal" style:font-size-complex="20pt"/>
    </style:style>
    <style:style style:name="P17" style:family="paragraph" style:parent-style-name="Table_20_Contents">
      <style:text-properties fo:font-variant="normal" fo:text-transform="none" style:font-name="UD Digi Kyokasho N-R" fo:font-size="20pt" officeooo:paragraph-rsid="005b52c5" style:font-name-asian="UD Digi Kyokasho N-R" style:font-size-asian="20pt" style:language-asian="zh" style:country-asian="CN" style:font-style-asian="normal" style:font-size-complex="20pt"/>
    </style:style>
    <style:style style:name="P18" style:family="paragraph" style:parent-style-name="Table_20_Contents">
      <style:text-properties fo:font-size="20pt" style:font-name-asian="UD Digi Kyokasho N-R" style:font-size-asian="20pt" style:font-size-complex="20pt"/>
    </style:style>
    <style:style style:name="P19" style:family="paragraph" style:parent-style-name="Table_20_Contents">
      <style:text-properties fo:font-size="20pt" style:font-size-asian="20pt" style:font-size-complex="20pt"/>
    </style:style>
    <style:style style:name="P20" style:family="paragraph" style:parent-style-name="Table_20_Contents" style:list-style-name="L1">
      <style:text-properties style:font-name="UD Digi Kyokasho N-R" fo:font-size="12pt" style:font-name-asian="UD Digi Kyokasho N-R" style:font-size-asian="12pt" style:font-size-complex="12pt"/>
    </style:style>
    <style:style style:name="P21" style:family="paragraph" style:parent-style-name="Table_20_Contents" style:list-style-name="L1">
      <style:text-properties style:font-name="UD Digi Kyokasho N-R" fo:font-size="12pt" officeooo:rsid="000cf0db" officeooo:paragraph-rsid="000cf0db" style:font-name-asian="UD Digi Kyokasho N-R" style:font-size-asian="12pt" style:font-size-complex="12pt"/>
    </style:style>
    <style:style style:name="P22" style:family="paragraph" style:parent-style-name="Table_20_Contents">
      <style:text-properties fo:font-variant="normal" fo:text-transform="none" style:font-name="UD Digi Kyokasho N-R" fo:font-size="20pt" style:font-name-asian="UD Digi Kyokasho N-R" style:font-size-asian="20pt" style:language-asian="zh" style:country-asian="CN" style:font-style-asian="normal" style:font-size-complex="20pt"/>
    </style:style>
    <style:style style:name="P23" style:family="paragraph" style:parent-style-name="Table_20_Contents">
      <style:paragraph-properties style:writing-mode="lr-tb"/>
      <style:text-properties fo:font-variant="normal" fo:text-transform="none" style:font-name="UD Digi Kyokasho N-R" fo:font-size="20pt" officeooo:paragraph-rsid="0071a407" style:font-name-asian="UD Digi Kyokasho N-R" style:font-size-asian="20pt" style:language-asian="zh" style:country-asian="CN" style:font-style-asian="normal" style:font-size-complex="20pt"/>
    </style:style>
    <style:style style:name="T1" style:family="text">
      <style:text-properties style:font-name="UD Digi Kyokasho N-R"/>
    </style:style>
    <style:style style:name="T2" style:family="text">
      <style:text-properties style:font-name="UD Digi Kyokasho N-R" fo:font-size="20pt" style:font-name-asian="UD Digi Kyokasho N-R" style:font-size-asian="20pt" style:font-size-complex="20pt"/>
    </style:style>
    <style:style style:name="T3" style:family="text">
      <style:text-properties style:font-name="UD Digi Kyokasho N-R" fo:font-size="20pt" style:text-underline-style="none" style:font-name-asian="UD Digi Kyokasho N-R" style:font-size-asian="20pt" style:font-size-complex="20pt"/>
    </style:style>
    <style:style style:name="T4" style:family="text">
      <style:text-properties style:font-name="UD Digi Kyokasho N-R" fo:font-size="20pt" style:text-underline-style="none" style:font-size-asian="20pt" style:font-size-complex="20pt"/>
    </style:style>
    <style:style style:name="T5" style:family="text">
      <style:text-properties style:font-name="UD Digi Kyokasho N-R" fo:font-size="20pt" style:text-underline-style="none" style:font-name-asian="UD Digi Kyokasho N-R" style:font-size-asian="20pt" style:font-size-complex="20pt"/>
    </style:style>
    <style:style style:name="T6" style:family="text">
      <style:text-properties style:font-name="UD Digi Kyokasho N-R" fo:font-size="20pt" style:text-underline-style="none" fo:font-weight="bold" style:font-name-asian="UD Digi Kyokasho N-R" style:font-size-asian="20pt" style:font-weight-asian="bold" style:font-size-complex="20pt" style:font-weight-complex="bold"/>
    </style:style>
    <style:style style:name="T7" style:family="text">
      <style:text-properties style:font-name="UD Digi Kyokasho N-R" fo:font-size="20pt" style:text-underline-style="none" fo:font-weight="normal" style:font-name-asian="UD Digi Kyokasho N-R" style:font-size-asian="20pt" style:font-weight-asian="normal" style:font-size-complex="20pt" style:font-weight-complex="normal"/>
    </style:style>
    <style:style style:name="T8" style:family="text">
      <style:text-properties fo:font-size="20pt" style:font-name-asian="UD Digi Kyokasho N-R" style:font-size-asian="20pt" style:font-size-complex="20pt"/>
    </style:style>
    <style:style style:name="T9" style:family="text">
      <style:text-properties fo:font-size="20pt" style:font-name-asian="UD Digi Kyokasho N-R" style:font-size-asian="20pt" style:language-asian="ja" style:country-asian="JP" style:font-size-complex="20pt"/>
    </style:style>
    <style:style style:name="T10" style:family="text">
      <style:text-properties fo:color="#c9211e" loext:opacity="100%" style:font-name="UD Digi Kyokasho N-R" fo:font-size="20pt" style:text-underline-style="none" fo:font-weight="normal" style:font-name-asian="UD Digi Kyokasho N-R" style:font-size-asian="20pt" style:font-weight-asian="normal" style:font-size-complex="20pt" style:font-weight-complex="normal"/>
    </style:style>
    <style:style style:name="T11" style:family="text">
      <style:text-properties style:use-window-font-color="true" loext:opacity="0%" style:font-name="UD Digi Kyokasho N-R" fo:font-size="20pt" style:text-underline-style="none" fo:font-weight="normal" style:font-name-asian="UD Digi Kyokasho N-R" style:font-size-asian="20pt" style:font-weight-asian="normal" style:font-size-complex="20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column table:style-name="Table1.D"/>
        <table:table-column table:style-name="Table1.I"/>
        <table:table-row>
          <table:table-cell table:style-name="Table1.A1" table:number-rows-spanned="2" office:value-type="string">
            <text:p text:style-name="P4">Id</text:p>
          </table:table-cell>
          <table:table-cell table:style-name="Table1.A1" table:number-rows-spanned="2" office:value-type="string">
            <text:p text:style-name="P4">Radical</text:p>
          </table:table-cell>
          <table:table-cell table:style-name="Table1.A1" table:number-columns-spanned="6" office:value-type="string">
            <text:p text:style-name="P5"><text:s text:c="15"/>Elementary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" table:number-rows-spanned="2" office:value-type="string">
            <text:p text:style-name="P5">Secondary</text:p>
          </table:table-cell>
        </table:table-row>
        <table:table-row>
          <table:covered-table-cell table:style-name="Table1.A1"/>
          <table:covered-table-cell table:style-name="Table1.A1"/>
          <table:table-cell table:style-name="Table1.C2" office:value-type="string">
            <text:p text:style-name="P6">1</text:p>
          </table:table-cell>
          <table:table-cell table:style-name="Table1.C2" office:value-type="string">
            <text:p text:style-name="P6">2</text:p>
          </table:table-cell>
          <table:table-cell table:style-name="Table1.C2" office:value-type="string">
            <text:p text:style-name="P6">3</text:p>
          </table:table-cell>
          <table:table-cell table:style-name="Table1.C2" office:value-type="string">
            <text:p text:style-name="P6">4</text:p>
          </table:table-cell>
          <table:table-cell table:style-name="Table1.C2" office:value-type="string">
            <text:p text:style-name="P6">5</text:p>
          </table:table-cell>
          <table:table-cell table:style-name="Table1.C2" office:value-type="string">
            <text:p text:style-name="P6">6</text:p>
          </table:table-cell>
          <table:covered-table-cell table:style-name="Table1.I1"/>
        </table:table-row>
        <table:table-row table:style-name="Table1.3">
          <table:table-cell table:style-name="Table1.C2" office:value-type="string">
            <text:list xml:id="list3058482723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5">一</text:p>
          </table:table-cell>
          <table:table-cell table:style-name="Table1.C2" office:value-type="string">
            <text:p text:style-name="P23">一</text:p>
          </table:table-cell>
          <table:table-cell table:style-name="Table1.C2" office:value-type="string">
            <text:p text:style-name="P15"/>
          </table:table-cell>
          <table:table-cell table:style-name="Table1.C2" office:value-type="string">
            <text:p text:style-name="P17"/>
          </table:table-cell>
          <table:table-cell table:style-name="Table1.C2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I3" office:value-type="string">
            <text:p text:style-name="P15"><text:s/></text:p>
          </table:table-cell>
        </table:table-row>
        <table:table-row>
          <table:table-cell table:style-name="Table1.C2" office:value-type="string">
            <text:list xml:id="list8185382038912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5">丨</text:p>
          </table:table-cell>
          <table:table-cell table:style-name="Table1.C2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I3" office:value-type="string">
            <text:p text:style-name="P15"/>
          </table:table-cell>
        </table:table-row>
        <table:table-row>
          <table:table-cell table:style-name="Table1.C2" office:value-type="string">
            <text:list xml:id="list8185435585843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13023828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07374905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1587278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 table:style-name="Table1.9">
          <table:table-cell table:style-name="Table1.C2" office:value-type="string">
            <text:list xml:id="list8185342496700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4">二 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h text:style-name="P8" text:outline-level="1"><text:bookmark text:name="firstHeading Copy 1"/>亜</text:h>
            <text:p text:style-name="P3"/>
          </table:table-cell>
        </table:table-row>
        <table:table-row>
          <table:table-cell table:style-name="Table1.C2" office:value-type="string">
            <text:list xml:id="list8185471594695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70771164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Table_20_Contents"><text:span text:style-name="T2">人</text:span><text:span text:style-name="T8">亻</text:span></text:p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</table:table-row>
        <table:table-row>
          <table:table-cell table:style-name="Table1.C2" office:value-type="string">
            <text:list xml:id="list81854408328822" text:continue-numbering="true" text:style-name="L1">
              <text:list-item>
                <text:p text:style-name="P21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16098300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92067522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0777091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9">冂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9"/>
          </table:table-cell>
        </table:table-row>
        <table:table-row>
          <table:table-cell table:style-name="Table1.C2" office:value-type="string">
            <text:list xml:id="list8185428127943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10143258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2048072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20469861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55332146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67679537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33807882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85280297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65135230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67713485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9590142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75875919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7564170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29085890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09972135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13987067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6">又</text:p>
          </table:table-cell>
          <table:table-cell table:style-name="Table1.C2" office:value-type="string">
            <text:p text:style-name="P16"/>
          </table:table-cell>
          <table:table-cell table:style-name="Table1.C2" office:value-type="string">
            <text:p text:style-name="P16"/>
          </table:table-cell>
          <table:table-cell table:style-name="Table1.C2" office:value-type="string">
            <text:p text:style-name="P16"/>
          </table:table-cell>
          <table:table-cell table:style-name="Table1.C2" office:value-type="string">
            <text:p text:style-name="P16"/>
          </table:table-cell>
          <table:table-cell table:style-name="Table1.C2" office:value-type="string">
            <text:p text:style-name="P16"/>
          </table:table-cell>
          <table:table-cell table:style-name="Table1.C2" office:value-type="string">
            <text:p text:style-name="P16"/>
          </table:table-cell>
          <table:table-cell table:style-name="Table1.I3" office:value-type="string">
            <text:p text:style-name="P16"/>
          </table:table-cell>
        </table:table-row>
        <table:table-row table:style-name="Table1.32">
          <table:table-cell table:style-name="Table1.C2" office:value-type="string">
            <text:list xml:id="list8185355697298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41090940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0">囗</text:p>
          </table:table-cell>
          <table:table-cell table:style-name="Table1.C2" office:value-type="string">
            <text:p text:style-name="Table_20_Contents"><text:a xlink:type="simple" xlink:href="https://en.wiktionary.org/wiki/右" text:style-name="Internet_20_link" text:visited-style-name="Visited_20_Internet_20_Link"><text:span text:style-name="T11">右</text:span></text:a>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10"/>
          </table:table-cell>
        </table:table-row>
        <text:soft-page-break/>
        <table:table-row>
          <table:table-cell table:style-name="Table1.C2" office:value-type="string">
            <text:list xml:id="list8185433389088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9">土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9"/>
          </table:table-cell>
        </table:table-row>
        <table:table-row>
          <table:table-cell table:style-name="Table1.C2" office:value-type="string">
            <text:list xml:id="list8185328012651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9">士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9"/>
          </table:table-cell>
        </table:table-row>
        <table:table-row>
          <table:table-cell table:style-name="Table1.C2" office:value-type="string">
            <text:list xml:id="list8185317167378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25719023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54934390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34860512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33788928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02806415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h text:style-name="P7" text:outline-level="1"><text:bookmark text:name="firstHeading1"/>子</text:h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I3" office:value-type="string">
            <text:h text:style-name="P7" text:outline-level="1"/>
          </table:table-cell>
        </table:table-row>
        <table:table-row>
          <table:table-cell table:style-name="Table1.C2" office:value-type="string">
            <text:list xml:id="list8185499592979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9">宀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9"/>
          </table:table-cell>
        </table:table-row>
        <table:table-row>
          <table:table-cell table:style-name="Table1.C2" office:value-type="string">
            <text:list xml:id="list8185470207666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98263665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1">小⺌𭕄</text:p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I3" office:value-type="string">
            <text:p text:style-name="P11"/>
          </table:table-cell>
        </table:table-row>
        <table:table-row>
          <table:table-cell table:style-name="Table1.C2" office:value-type="string">
            <text:list xml:id="list8185312492642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97099237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57454494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02478882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9976330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15641191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78872739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89431551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72241460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1230216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11926542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48983090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01917229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9">廾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9"/>
          </table:table-cell>
        </table:table-row>
        <table:table-row>
          <table:table-cell table:style-name="Table1.C2" office:value-type="string">
            <text:list xml:id="list8185397755710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37750408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57584906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41195646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9">彡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9"/>
          </table:table-cell>
        </table:table-row>
        <table:table-row>
          <table:table-cell table:style-name="Table1.C2" office:value-type="string">
            <text:list xml:id="list8185420673917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26798542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65577893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70005311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28180818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ext:soft-page-break/>
        <table:table-row>
          <table:table-cell table:style-name="Table1.C2" office:value-type="string">
            <text:list xml:id="list8185384407898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35219076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8"><text:span text:style-name="T1">攴</text:span>攵</text:p>
          </table:table-cell>
          <table:table-cell table:style-name="Table1.C2" office:value-type="string">
            <text:p text:style-name="P18"/>
          </table:table-cell>
          <table:table-cell table:style-name="Table1.C2" office:value-type="string">
            <text:p text:style-name="P18"/>
          </table:table-cell>
          <table:table-cell table:style-name="Table1.C2" office:value-type="string">
            <text:p text:style-name="P18"/>
          </table:table-cell>
          <table:table-cell table:style-name="Table1.C2" office:value-type="string">
            <text:p text:style-name="P18"/>
          </table:table-cell>
          <table:table-cell table:style-name="Table1.C2" office:value-type="string">
            <text:p text:style-name="P18"/>
          </table:table-cell>
          <table:table-cell table:style-name="Table1.C2" office:value-type="string">
            <text:p text:style-name="P18"/>
          </table:table-cell>
          <table:table-cell table:style-name="Table1.I3" office:value-type="string">
            <text:p text:style-name="P18"/>
          </table:table-cell>
        </table:table-row>
        <table:table-row>
          <table:table-cell table:style-name="Table1.C2" office:value-type="string">
            <text:list xml:id="list8185370348152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22304330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33528937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86285530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2434718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 table:style-name="Table1.74">
          <table:table-cell table:style-name="Table1.C2" office:value-type="string">
            <text:list xml:id="list8185458480430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9">日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9"/>
          </table:table-cell>
        </table:table-row>
        <table:table-row>
          <table:table-cell table:style-name="Table1.C2" office:value-type="string">
            <text:list xml:id="list8185454290086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9">曰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9"/>
          </table:table-cell>
        </table:table-row>
        <table:table-row>
          <table:table-cell table:style-name="Table1.C2" office:value-type="string">
            <text:list xml:id="list8185427135742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6979912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9">木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9"/>
          </table:table-cell>
        </table:table-row>
        <table:table-row>
          <table:table-cell table:style-name="Table1.C2" office:value-type="string">
            <text:list xml:id="list8185433770978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65275750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9294112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62445666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55313875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94485531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18708994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1133943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3743400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63393104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99036810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23049683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8176780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54755920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99356758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06490160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6329348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0490501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04967939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7154618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27061858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02781066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3912983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8296518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21920509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189260051" text:continue-numbering="true" text:style-name="L1">
              <text:list-item>
                <text:p text:style-name="P20"><text:soft-page-break/></text:p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54998117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3">田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13"/>
          </table:table-cell>
        </table:table-row>
        <table:table-row>
          <table:table-cell table:style-name="Table1.C2" office:value-type="string">
            <text:list xml:id="list8185399282011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00223676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73441059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62878709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8300668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50717706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01238270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26213048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74710755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28022698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70791867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6237220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14792463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0532031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79768291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14671589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96023984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01425860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13775057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09370546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ext:soft-page-break/>
        <table:table-row>
          <table:table-cell table:style-name="Table1.C2" office:value-type="string">
            <text:list xml:id="list8185521871420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96510629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54473680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14047951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95804253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22766677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56215149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47860871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38942719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06112375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44222424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04063295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3883433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65251178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19006821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92374357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9818226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24957805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1372319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40665154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98599633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55979861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2">行</text:p>
          </table:table-cell>
          <table:table-cell table:style-name="Table1.C2" office:value-type="string">
            <text:p text:style-name="P12"/>
          </table:table-cell>
          <table:table-cell table:style-name="Table1.C2" office:value-type="string">
            <text:p text:style-name="P12"/>
          </table:table-cell>
          <table:table-cell table:style-name="Table1.C2" office:value-type="string">
            <text:p text:style-name="P12"/>
          </table:table-cell>
          <table:table-cell table:style-name="Table1.C2" office:value-type="string">
            <text:p text:style-name="P12"/>
          </table:table-cell>
          <table:table-cell table:style-name="Table1.C2" office:value-type="string">
            <text:p text:style-name="P12"/>
          </table:table-cell>
          <table:table-cell table:style-name="Table1.C2" office:value-type="string">
            <text:p text:style-name="P12"/>
          </table:table-cell>
          <table:table-cell table:style-name="Table1.I3" office:value-type="string">
            <text:p text:style-name="P12"/>
          </table:table-cell>
        </table:table-row>
        <text:soft-page-break/>
        <table:table-row>
          <table:table-cell table:style-name="Table1.C2" office:value-type="string">
            <text:list xml:id="list8185325105272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66157004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02758404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73566725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82512951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88911317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41455492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73786017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5349925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02517814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26144190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52599057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8772788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64273239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85296900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73505533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17604739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11375249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19909143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20194523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1329904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84875580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ext:soft-page-break/>
        <table:table-row>
          <table:table-cell table:style-name="Table1.C2" office:value-type="string">
            <text:list xml:id="list8185366474676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h text:style-name="P7" text:outline-level="1"><text:bookmark text:name="firstHeading"/>金</text:h>
            <text:p text:style-name="P9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I3" office:value-type="string">
            <text:h text:style-name="P7" text:outline-level="1"/>
          </table:table-cell>
        </table:table-row>
        <table:table-row>
          <table:table-cell table:style-name="Table1.C2" office:value-type="string">
            <text:list xml:id="list8185469531110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22153776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96347283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35187336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95000108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47014379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62878459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06347717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48736519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26823869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75802510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60643176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7231695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53615975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22643800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90133989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51770846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Table_20_Contents"><text:span text:style-name="T2">食　</text:span><text:span text:style-name="T9">飠</text:span></text:p>
          </table:table-cell>
          <table:table-cell table:style-name="Table1.C2" office:value-type="string">
            <text:p text:style-name="P19"/>
          </table:table-cell>
          <table:table-cell table:style-name="Table1.C2" office:value-type="string">
            <text:p text:style-name="P19"/>
          </table:table-cell>
          <table:table-cell table:style-name="Table1.C2" office:value-type="string">
            <text:p text:style-name="P19"/>
          </table:table-cell>
          <table:table-cell table:style-name="Table1.C2" office:value-type="string">
            <text:p text:style-name="P19"/>
          </table:table-cell>
          <table:table-cell table:style-name="Table1.C2" office:value-type="string">
            <text:p text:style-name="P19"/>
          </table:table-cell>
          <table:table-cell table:style-name="Table1.C2" office:value-type="string">
            <text:p text:style-name="P19"/>
          </table:table-cell>
          <table:table-cell table:style-name="Table1.I3" office:value-type="string">
            <text:p text:style-name="P19"/>
          </table:table-cell>
        </table:table-row>
        <table:table-row>
          <table:table-cell table:style-name="Table1.C2" office:value-type="string">
            <text:list xml:id="list8185403771320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35204407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ext:soft-page-break/>
        <table:table-row>
          <table:table-cell table:style-name="Table1.C2" office:value-type="string">
            <text:list xml:id="list8185541432390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0717369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95272420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62187076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415663985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25263151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28473229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90593313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0547988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97850839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42381967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09284486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1823473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51953085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15099372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58073232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494634040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39366196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40239580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06848665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302803113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65121748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ext:soft-page-break/>
        <table:table-row>
          <table:table-cell table:style-name="Table1.C2" office:value-type="string">
            <text:list xml:id="list81854659732134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228346868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970683541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5231626547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3566558746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xml:id="list81854664637392"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  <style:font-face style:name="UD Digi Kyokasho N-R1" svg:font-family="'UD Digi Kyokasho N-R'" style:font-family-generic="roma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8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6:02:55.320434207</meta:creation-date>
    <dc:date>2024-01-25T08:18:52.416847442</dc:date>
    <meta:editing-duration>PT3H44M31S</meta:editing-duration>
    <meta:editing-cycles>65</meta:editing-cycles>
    <meta:generator>LibreOffice/7.3.7.2$Linux_X86_64 LibreOffice_project/30$Build-2</meta:generator>
    <meta:document-statistic meta:table-count="1" meta:image-count="0" meta:object-count="0" meta:page-count="9" meta:paragraph-count="250" meta:word-count="254" meta:character-count="830" meta:non-whitespace-character-count="812"/>
  </office:meta>
</office:document-meta>
</file>